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2cm" fo:min-width="4.199cm" draw:shadow="hidden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93cm" fo:min-width="4.58cm" draw:shadow="hidden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66cm" fo:min-width="3.945cm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02cm" fo:min-width="4.707cm" draw:shadow="hidden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544cm" fo:min-width="3.18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5.465cm" fo:min-width="4.707cm" draw:shadow-offset-x="0.203cm" draw:shadow-offset-y="0.20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528cm" fo:min-width="5.8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457cm" fo:min-width="2.465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99cm" svg:height="4.572cm" svg:x="8.428cm" svg:y="10.658cm">
          <text:p text:style-name="P1">Training Data<text:line-break/>Q(s, a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143cm" svg:x="8.301cm" svg:y="3.921cm">
          <text:p text:style-name="P1">Database Ag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016cm" svg:x="2.097cm" svg:y="6.588cm">
          <text:p text:style-name="P1">ε 1.0 Lear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016cm" svg:x="2.097cm" svg:y="5.318cm">
          <text:p text:style-name="P1">ε 0.66 Lear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016cm" svg:x="2.097cm" svg:y="4.048cm">
          <text:p text:style-name="P1">ε 0.33 Lear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445cm" svg:height="1.016cm" svg:x="2.097cm" svg:y="2.778cm">
          <text:p text:style-name="P1">ε 0.0 Lear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5.207cm" svg:height="1.27cm" svg:x="1.781cm" svg:y="10.487cm">
          <text:p text:style-name="P1">Seeding Agent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3.683cm" svg:height="2.794cm" svg:x="8.936cm" svg:y="5.064cm">
          <text:p text:style-name="P1">Q(s, a) <text:line-break/>Requests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683cm" svg:height="2.794cm" svg:x="8.936cm" svg:y="7.858cm">
          <text:p text:style-name="P1">Q(s, a)<text:line-break/>Response <text:line-break/>Cach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988cm" svg:y1="11.122cm" svg:x2="8.428cm" svg:y2="12.944cm" draw:start-shape="id1" draw:start-glue-point="1" draw:end-shape="id2" draw:end-glue-point="3" svg:d="M6988 11122h719v1822h721" svg:viewBox="0 0 1441 1823">
          <text:p/>
        </draw:connector>
        <draw:custom-shape draw:style-name="gr7" draw:text-style-name="P2" xml:id="id3" draw:id="id3" draw:layer="layout" svg:width="5.207cm" svg:height="5.715cm" svg:x="1.716cm" svg:y="2.27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923cm" svg:y1="5.127cm" svg:x2="8.936cm" svg:y2="6.461cm" draw:start-shape="id3" draw:start-glue-point="1" draw:end-shape="id4" draw:end-glue-point="3" svg:d="M6923 5127h1006v1334h1007" svg:viewBox="0 0 2014 1335">
          <text:p/>
        </draw:connector>
        <draw:connector draw:style-name="gr6" draw:text-style-name="P2" draw:layer="layout" svg:x1="8.936cm" svg:y1="9.255cm" svg:x2="4.319cm" svg:y2="7.985cm" draw:start-shape="id5" draw:start-glue-point="3" draw:end-shape="id3" draw:end-glue-point="2" svg:d="M8936 9255h-4617v-1270" svg:viewBox="0 0 4618 1271">
          <text:p/>
        </draw:connector>
        <draw:custom-shape draw:style-name="gr8" draw:text-style-name="P2" draw:layer="layout" svg:width="6.35cm" svg:height="1.778cm" svg:x="13.954cm" svg:y="3.637cm">
          <text:p text:style-name="P1">Neural Network Agent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191cm" svg:height="2.413cm" svg:x="15.097cm" svg:y="11.75cm">
          <text:p text:style-name="P1">Trai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.716cm" svg:y1="5.127cm" svg:x2="8.428cm" svg:y2="12.944cm" draw:start-shape="id3" draw:start-glue-point="3" draw:end-shape="id2" draw:end-glue-point="3" svg:d="M1716 5127h-502v7817h7214" svg:viewBox="0 0 7215 7818">
          <text:p/>
        </draw:connector>
        <draw:custom-shape draw:style-name="gr9" draw:text-style-name="P2" xml:id="id6" draw:id="id6" draw:layer="layout" svg:width="4.191cm" svg:height="2.413cm" svg:x="15.07cm" svg:y="6.977cm">
          <text:p text:style-name="P1">Respons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7.166cm" svg:y1="9.39cm" svg:x2="17.193cm" svg:y2="11.75cm" draw:start-shape="id6" draw:start-glue-point="8" draw:end-shape="id7" draw:end-glue-point="4" svg:d="M17166 9390l27 2360" svg:viewBox="0 0 28 2361">
          <text:p/>
        </draw:connector>
        <draw:connector draw:style-name="gr6" draw:text-style-name="P2" draw:layer="layout" svg:x1="12.619cm" svg:y1="6.461cm" svg:x2="15.683cm" svg:y2="7.33cm" draw:start-shape="id4" draw:start-glue-point="1" draw:end-shape="id6" draw:end-glue-point="5" svg:d="M12619 6461h3064v869" svg:viewBox="0 0 3065 870">
          <text:p/>
        </draw:connector>
        <draw:connector draw:style-name="gr6" draw:text-style-name="P2" draw:layer="layout" svg:x1="15.07cm" svg:y1="8.184cm" svg:x2="12.619cm" svg:y2="9.255cm" draw:start-shape="id6" draw:start-glue-point="6" draw:end-shape="id5" svg:d="M15070 8184h-1226v1071h-1225" svg:viewBox="0 0 2452 1072">
          <text:p/>
        </draw:connector>
        <draw:connector draw:style-name="gr6" draw:text-style-name="P2" draw:layer="layout" svg:x1="13.127cm" svg:y1="12.944cm" svg:x2="15.097cm" svg:y2="12.957cm" draw:start-shape="id2" draw:start-glue-point="1" draw:end-shape="id7" draw:end-glue-point="6" svg:d="M13127 12944h984v13h986" svg:viewBox="0 0 1971 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30T13:21:59.805822193</meta:creation-date>
    <dc:date>2017-04-30T14:50:21.709517274</dc:date>
    <meta:editing-duration>PT1H8M</meta:editing-duration>
    <meta:editing-cycles>1</meta:editing-cycles>
    <meta:document-statistic meta:object-count="21"/>
    <meta:generator>LibreOffice/5.1.6.2$Linux_X86_64 LibreOffice_project/10m0$Build-2</meta:generator>
  </office:meta>
</office:document-meta>
</file>